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loext:contextual-spacing="false" fo:line-height="129%" style:writing-mode="lr-tb"/>
      <style:text-properties fo:color="#000000" style:font-name="Calibri" fo:font-size="11pt" fo:font-weight="bold" fo:background-color="transparent"/>
    </style:style>
    <style:style style:name="P2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color="#000000" style:font-name="Calibri" fo:font-size="11pt" fo:font-weight="bold" fo:background-color="transparent"/>
    </style:style>
    <style:style style:name="P3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color="#000000" style:font-name="Calibri" fo:font-size="11pt" fo:font-weight="bold" officeooo:rsid="001b11c6" fo:background-color="transparent"/>
    </style:style>
    <style:style style:name="P4" style:family="paragraph" style:parent-style-name="Text_20_body">
      <style:paragraph-properties fo:margin-top="0cm" fo:margin-bottom="0.282cm" loext:contextual-spacing="false" fo:line-height="129%" fo:text-align="start" style:justify-single-word="false" style:writing-mode="lr-tb"/>
      <style:text-properties fo:color="#000000" style:font-name="Calibri" fo:font-size="11pt" fo:font-weight="bold" officeooo:rsid="001b11c6" officeooo:paragraph-rsid="001b11c6" fo:background-color="transparent"/>
    </style:style>
    <style:style style:name="P5" style:family="paragraph" style:parent-style-name="Text_20_body" style:list-style-name="L1">
      <style:paragraph-properties fo:margin-top="0cm" fo:margin-bottom="0.282cm" loext:contextual-spacing="false" fo:line-height="129%" fo:text-align="start" style:justify-single-word="false" style:writing-mode="lr-tb"/>
      <style:text-properties fo:color="#000000" style:font-name="Calibri" fo:font-size="11pt" fo:font-weight="bold" officeooo:rsid="001b11c6" officeooo:paragraph-rsid="001b11c6" fo:background-color="transparent"/>
    </style:style>
    <style:style style:name="P6" style:family="paragraph" style:parent-style-name="Text_20_body">
      <style:paragraph-properties fo:margin-top="0cm" fo:margin-bottom="0.282cm" loext:contextual-spacing="false" fo:line-height="129%" style:writing-mode="lr-tb"/>
      <style:text-properties fo:color="#000000" style:font-name="Calibri" fo:font-size="11pt" fo:background-color="transparent"/>
    </style:style>
    <style:style style:name="P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color="#000000" style:font-name="Calibri" fo:font-size="11pt" officeooo:paragraph-rsid="001b11c6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20%" style:writing-mode="lr-tb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Arial" fo:font-size="11pt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color="#000000" style:font-name="Arial" fo:font-size="11pt" fo:font-style="italic" fo:font-weight="bold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000000" style:font-name="Times New Roman" fo:font-size="12pt" fo:background-color="transparent" loext:char-shading-value="0"/>
    </style:style>
    <style:style style:name="T2" style:family="text">
      <style:text-properties fo:color="#000000" style:font-name="Arial" fo:font-size="11pt" fo:background-color="transparent" loext:char-shading-value="0"/>
    </style:style>
    <style:style style:name="T3" style:family="text">
      <style:text-properties fo:color="#000000" fo:background-color="transparent" loext:char-shading-value="0"/>
    </style:style>
    <style:style style:name="T4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m_2642029582625292047gmail-docs-internal-guid-bf786513-e438-cb65-73f7-231dfa79c144"/>PROYECTO DE SISTEMAS DISTRIBUIDOS</text:p>
      <text:p text:style-name="P4">Integrantes:</text:p>
      <text:list xml:id="list5812145846392480337" text:style-name="L1">
        <text:list-item>
          <text:p text:style-name="P5">Oscar Pozo Bautista</text:p>
        </text:list-item>
        <text:list-item>
          <text:p text:style-name="P5">Jorge Murillo Bajaña</text:p>
        </text:list-item>
        <text:list-item>
          <text:p text:style-name="P5">Nicolas Rivera Meza</text:p>
        </text:list-item>
      </text:list>
      <text:p text:style-name="P2"/>
      <text:p text:style-name="P3">DOCUMENTACIÓN</text:p>
      <text:p text:style-name="P2"/>
      <text:p text:style-name="P8"><text:span text:style-name="T1">Dentro del marco del proyecto como middleware para la comunicación de procesos distribuidos creado se escogio usar </text:span><text:span text:style-name="T2">Simple Queueing Service (SQS) de AWS</text:span><text:span text:style-name="T1">. La elección del uso de </text:span><text:span text:style-name="T2">Simple Queueing Service (SQS) de AWS</text:span><text:span text:style-name="T3"> </text:span><text:span text:style-name="T1">fue por el hecho de que posee una amplia gama de herramientas como middleware, es de facil configuracion no de servidores propios sino en la nube.</text:span></text:p>
      <text:p text:style-name="Text_20_body"/>
      <text:p text:style-name="P10">Nuestra arquitectura consiste de:</text:p>
      <text:p text:style-name="Text_20_body"/>
      <text:p text:style-name="P9">1.-Clientes que mandan pedidos a los trabajadores.</text:p>
      <text:p text:style-name="Text_20_body"/>
      <text:p text:style-name="P9">2.-Trabajadores que reciben los pedidos de los clientes y los ejecutan.</text:p>
      <text:p text:style-name="Text_20_body"/>
      <text:p text:style-name="P9">3.-Dos colas de mensajes por las cuales se mandan los pedidos de los Clientes a los trabajadores.</text:p>
      <text:p text:style-name="P9">4.-Una cola es de alta prioridad y la otra es de baja prioridad.</text:p>
      <text:p text:style-name="Text_20_body"/>
      <text:p text:style-name="P9">Los mensajes que los clientes mandan por la cola son objetos de la clase MessageJob serializado.</text:p>
      <text:p text:style-name="Text_20_body"/>
      <text:p text:style-name="P9">La clase MessageJob tiene los siguientes atributos:</text:p>
      <text:p text:style-name="Text_20_body"/>
      <text:p text:style-name="P9">enum Operation = El tipo de trabajo que se asigna. Puede ser CREATE, READ o CANCEL.</text:p>
      <text:p text:style-name="P9">String origin_file = El path del archivo que se va a comprimir.</text:p>
      <text:p text:style-name="Text_20_body"/>
      <text:p text:style-name="P9">String destiny_file = El path del archivo comprimido</text:p>
      <text:p text:style-name="Text_20_body"/>
      <text:p text:style-name="P9">enum Priority = La prioridad del trabajo, que puede ser HIGH o LOW.</text:p>
      <text:p text:style-name="Text_20_body"/>
      <text:p text:style-name="P9">class clientInfo = Una subclase que contiene los atributos:</text:p>
      <text:p text:style-name="Text_20_body"/>
      <text:p text:style-name="P9"><text:soft-page-break/>String IP =  La IP del Cliente.</text:p>
      <text:p text:style-name="Text_20_body"/>
      <text:p text:style-name="P9">Int32 Port = el puerto por donde se comunica el cliente. </text:p>
      <text:p text:style-name="P9"/>
      <text:p text:style-name="P9"/>
      <text:p text:style-name="Text_20_body"/>
      <text:p text:style-name="P1">PROBLEMA  </text:p>
      <text:p text:style-name="P6">Se busca crear un sistema distribuido que sea escalable y tolerante a fallos</text:p>
      <text:p text:style-name="P6"/>
      <text:p text:style-name="P6"><text:span text:style-name="T4">SOLUCION PROPUESTA</text:span></text:p>
      <text:p text:style-name="P6">Como solución se desea implementar un sistema de compresion de archivos </text:p>
      <text:p text:style-name="Text_20_body"/>
      <text:p text:style-name="P1">DECISIONES DE DISEÑO</text:p>
      <text:p text:style-name="P7">Un cliente el cual envia un requerimiento que es asumido por una cola la misma que se comunica con el servidor para ser comprimido y despues que el servidor hace la compresion le retornarle al cliente una notificacion que el archivo fue comprimido satisfactoriamente, es decir cada cliente manda un trabajo por la cola, y luego los trabajadores recogen los mensajes serializados de la cola, los deserializan y leen el atributo Operation para luego ejecutar el trabajo correspondiente de compresion.</text:p>
      <text:p text:style-name="P7"/>
      <text:p text:style-name="P7"><text:s/>Una vez completado este trabajo  exitosamente o no, se comunica con el cliente usando la IP y el puerto para poder enviar un mensaje de respues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6:13.420679403</meta:creation-date>
    <dc:date>2017-08-14T23:58:26.566757313</dc:date>
    <meta:editing-duration>PT2M14S</meta:editing-duration>
    <meta:editing-cycles>1</meta:editing-cycles>
    <meta:document-statistic meta:table-count="0" meta:image-count="0" meta:object-count="0" meta:page-count="2" meta:paragraph-count="28" meta:word-count="365" meta:character-count="2192" meta:non-whitespace-character-count="1851"/>
    <meta:generator>LibreOffice/5.1.6.2$Linux_X86_64 LibreOffice_project/10m0$Build-2</meta:generator>
  </office:meta>
</office:document-meta>
</file>